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text-properties style:font-name="Arial" fo:font-size="16.0pt"/>
    </style:style>
    <style:style style:name="P2" style:family="paragraph" style:parent-style-name="Standard">
      <style:text-properties style:font-name="Arial" fo:font-size="12.0pt"/>
    </style:style>
    <style:style style:name="P3" style:family="paragraph" style:parent-style-name="Standard">
      <style:paragraph-properties fo:text-align="center"/>
      <style:text-properties style:font-name="Arial" fo:font-size="12.0pt"/>
    </style:style>
    <style:style style:name="P4"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Arial" fo:font-size="12.0pt"/>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2.0pt"/>
    </style:style>
    <style:style style:name="T1" style:family="text">
      <style:text-properties fo:font-style="italic" fo:font-style-asian="italic" fo:font-style-complex="italic" fo:font-weight="bold" fo:font-weight-asian="bold" fo:font-weight-complex="bold"/>
    </style:style>
    <style:style style:name="T2" style:family="text">
      <style:text-properties fo:font-weight="bold" fo:font-weight-asian="bold" fo:font-weight-complex="bold"/>
    </style:style>
    <style:style style:name="T3" style:family="text">
      <style:text-properties fo:font-style="italic" fo:font-style-asian="italic" fo:font-style-complex="italic"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Titre : Plan de tests de validation de la version 1 (V1) de l’application Web « E-quizine Manager »</text:span></text:p>
      <text:p text:style-name="P2"/>
      <text:p text:style-name="P2">Date de création du plan de tests : <text:tab/>20/09/22</text:p>
      <text:p text:style-name="P2">Dernière date de modification du plan de tests : 18/11/22</text:p>
      <text:p text:style-name="P2">Version du plan de tests : V2</text:p>
      <text:p text:style-name="P2">Auteur : V.MARC</text:p>
      <text:p text:style-name="P2">Sprint : Sprint 1</text:p>
      <text:p text:style-name="P2"/>
      <text:p text:style-name="P2"><text:span text:style-name="T2">Date de passage des tests :<text:tab/><text:tab/>05/12/2022</text:span></text:p>
      <text:p text:style-name="P2"><text:span text:style-name="T2">URL de l’application Web testée : </text:span></text:p>
      <text:p text:style-name="P2"><text:span text:style-name="T2">Nom du développeur de l’application Web testée : Louane MEURLET</text:span></text:p>
      <text:p text:style-name="P2"><text:span text:style-name="T2">Nom du testeur : Abdelaziz AMIL</text:span></text:p>
      <text:p text:style-name="P2"/>
      <text:p text:style-name="P2"/>
      <table:table table:name="Table1" table:style-name="Table1">
        <table:table-column table:style-name="TableColumn1"/>
        <table:table-column table:style-name="TableColumn1"/>
        <table:table-column table:style-name="TableColumn1"/>
        <table:table-row>
          <table:table-cell table:style-name="TableCell1">
            <text:p text:style-name="P3"><text:span text:style-name="T2">Opération</text:span></text:p>
          </table:table-cell>
          <table:table-cell table:style-name="TableCell1">
            <text:p text:style-name="P3"><text:span text:style-name="T2">Résultat attendu</text:span></text:p>
          </table:table-cell>
          <table:table-cell table:style-name="TableCell1">
            <text:p text:style-name="P3"><text:span text:style-name="T2">Résultat du test</text:span></text:p>
            <text:p text:style-name="P3"><text:span text:style-name="T2">+</text:span></text:p>
            <text:p text:style-name="P3"><text:span text:style-name="T2">commentaires</text:span></text:p>
          </table:table-cell>
        </table:table-row>
        <table:table-row>
          <table:table-cell table:style-name="TableCell1">
            <text:p text:style-name="P2">Saisie de l’URL du site Web dans la barre d’adresse du navigateur Web</text:p>
          </table:table-cell>
          <table:table-cell table:style-name="TableCell1">
            <text:p text:style-name="P2">Affichage correct de la page d’accueil du site Web sur laquelle on voit :</text:p>
            <text:list text:style-name="L1">
              <text:list-item>
                <text:p text:style-name="P4">les actualités dans un tableau (titre, texte, date de publication et pseudo de l’auteur) ou le message « Aucune actualité pour le moment »,</text:p>
              </text:list-item>
              <text:list-item>
                <text:p text:style-name="P5">un champ de saisie pour le code d’un match</text:p>
              </text:list-item>
              <text:list-item>
                <text:p text:style-name="P5">un hyperlien / bouton de connexion</text:p>
              </text:list-item>
            </text:list>
          </table:table-cell>
          <table:table-cell table:style-name="TableCell1">
            <text:p text:style-name="P2">Ok</text:p>
          </table:table-cell>
        </table:table-row>
        <table:table-row>
          <table:table-cell table:style-name="TableCell1">
            <text:p text:style-name="P2">Appui sur le bouton ou l’hyperlien de connexion</text:p>
            <text:p text:style-name="P2"/>
          </table:table-cell>
          <table:table-cell table:style-name="TableCell1">
            <text:p text:style-name="P2">Une page de connexion avec 2 champs de saisie pour les identifiants s’affiche.</text:p>
          </table:table-cell>
          <table:table-cell table:style-name="TableCell1">
            <text:p text:style-name="P2">Ok</text:p>
          </table:table-cell>
        </table:table-row>
        <table:table-row>
          <table:table-cell table:style-name="TableCell1">
            <text:p text:style-name="P2">Saisie du code (ou de l’identifiant d’un match) dans l’URL de la page (en paramètre) permettant l’affichage des données d’un match.</text:p>
          </table:table-cell>
          <table:table-cell table:style-name="TableCell1">
            <text:p text:style-name="P2">Affichage correct de la page d’affichage des données d’un match avec :</text:p>
            <text:p text:style-name="P2">- les données du match (son intitulé, le code du match, l’intitulé du quiz associé…),</text:p>
            <text:p text:style-name="P2">- le questionnaire composée de questions, c’est à dire une question et les choix de réponses associées.</text:p>
          </table:table-cell>
          <table:table-cell table:style-name="TableCell1">
            <text:p text:style-name="P2">Ok</text:p>
          </table:table-cell>
        </table:table-row>
        <table:table-row>
          <table:table-cell table:style-name="TableCell1">
            <text:p text:style-name="P2">Un joueur saisit le code d’un match dans le champ de saisie sur la page d’accueil de l’application Web puis saisit un pseudo qu’il a choisi pour participer au match concerné.</text:p>
          </table:table-cell>
          <table:table-cell table:style-name="TableCell1">
            <text:p text:style-name="P2">Affichage correct de la page d’affichage des données d’un match avec :</text:p>
            <text:p text:style-name="P2">- les données du match (son intitulé, le code du match, l’intitulé du quiz associé…),</text:p>
            <text:p text:style-name="P2">- le questionnaire composée de questions, c’est à dire une question et les choix de réponses associées.</text:p>
          </table:table-cell>
          <table:table-cell table:style-name="TableCell1">
            <text:p text:style-name="P2">Ok</text:p>
          </table:table-cell>
        </table:table-row>
        <table:table-row>
          <table:table-cell table:style-name="TableCell1">
            <text:p text:style-name="P2">Un joueur appuie sur le bouton « Participer au match » sans avoir rempli le champ de saisie sur la page d’accueil de l’application Web.</text:p>
          </table:table-cell>
          <table:table-cell table:style-name="TableCell1">
            <text:p text:style-name="P2">L’utilisateur est redirigé vers la page d’accueil [[+ affichage d’un message d’erreur indiquant que le code doit être saisi dans le formulaire.]]</text:p>
          </table:table-cell>
          <table:table-cell table:style-name="TableCell1">
            <text:p text:style-name="P2">Ok</text:p>
          </table:table-cell>
        </table:table-row>
        <table:table-row>
          <table:table-cell table:style-name="TableCell1">
            <text:p text:style-name="P2">Un joueur saisit le code d’un match qui n’existe pas dans le champ de saisie sur la page d’accueil de l’application Web.</text:p>
          </table:table-cell>
          <table:table-cell table:style-name="TableCell1">
            <text:p text:style-name="P2">Affichage d’un message d’erreur indiquant qu’aucun match ayant ce code n’existe.</text:p>
          </table:table-cell>
          <table:table-cell table:style-name="TableCell1">
            <text:p text:style-name="P2">Met une erreur SQL A refaire</text:p>
          </table:table-cell>
        </table:table-row>
        <table:table-row>
          <table:table-cell table:style-name="TableCell1">
            <text:p text:style-name="P2">Un joueur choisit et valide un pseudo déjà utilisé pour le match concerné.</text:p>
          </table:table-cell>
          <table:table-cell table:style-name="TableCell1">
            <text:p text:style-name="P2">L’utilisateur est redirigé vers la page d’accueil et un message d’erreur indique que le pseudo choisi existe déjà pour le match.</text:p>
          </table:table-cell>
          <table:table-cell table:style-name="TableCell1">
            <text:p text:style-name="P2">Ok</text:p>
          </table:table-cell>
        </table:table-row>
        <table:table-row>
          <table:table-cell table:style-name="TableCell1">
            <text:p text:style-name="P2">Un joueur appuie sur le bouton « Valider » sans avoir rempli le champ de saisie pour choisir son pseudo de joueur.</text:p>
          </table:table-cell>
          <table:table-cell table:style-name="TableCell1">
            <text:p text:style-name="P2">L’utilisateur est redirigé vers la page d’accueil / vers la page du formulaire pour le choix du pseudo pour jouer [[+ affichage d’un message d’erreur indiquant que le pseudo choisi doit être saisi dans le formulaire.]]</text:p>
          </table:table-cell>
          <table:table-cell table:style-name="TableCell1">
            <text:p text:style-name="P2">Ok</text:p>
          </table:table-cell>
        </table:table-row>
        <table:table-row>
          <table:table-cell table:style-name="TableCell1">
            <text:p text:style-name="P2">Saisie, dans le formulaire de connexion, <text:s/>d’un identifiant et d’un mot de passe (caché) d’un formateur présents dans la base de données</text:p>
          </table:table-cell>
          <table:table-cell table:style-name="TableCell1">
            <text:p text:style-name="P2">La page d’accueil de l’espace privé des formateurs s’affiche avec le menu visible. Un message de bienvenue s’adresse au formateur connecté. Il est impossible pour un administrateur connecté d’afficher une des pages de l’espace privé des formateurs en saisissant directement son URL dans la barre d’adresse du navigateur Web.</text:p>
          </table:table-cell>
          <table:table-cell table:style-name="TableCell1">
            <text:p text:style-name="P2">Ok</text:p>
          </table:table-cell>
        </table:table-row>
        <table:table-row>
          <table:table-cell table:style-name="TableCell1">
            <text:p text:style-name="P2">Saisie d’un identifiant et d’un mot de passe NON présents dans la base de données</text:p>
          </table:table-cell>
          <table:table-cell table:style-name="TableCell1">
            <text:p text:style-name="P2">Un message d’erreur s’affiche « Echec d’authentification, veuillez réessayez »</text:p>
          </table:table-cell>
          <table:table-cell table:style-name="TableCell1">
            <text:p text:style-name="P2">Ok</text:p>
          </table:table-cell>
        </table:table-row>
        <table:table-row>
          <table:table-cell table:style-name="TableCell1">
            <text:p text:style-name="P2">Dans l’espace formateur, le formateur connecté clique sur la rubrique « mon profil »</text:p>
          </table:table-cell>
          <table:table-cell table:style-name="TableCell1">
            <text:p text:style-name="P2">Le profil du formateur connecté s’affiche dans la page (ou dans un formulaire pré-rempli).</text:p>
          </table:table-cell>
          <table:table-cell table:style-name="TableCell1">
            <text:p text:style-name="P2">Ok</text:p>
          </table:table-cell>
        </table:table-row>
        <table:table-row>
          <table:table-cell table:style-name="TableCell1">
            <text:p text:style-name="P2">Dans la rubrique « mon profil », le formateur modifie dans le formulaire une ou plusieurs données qui le concernent, appuie sur le bouton « Valider » puis ré-affiche son profil.</text:p>
          </table:table-cell>
          <table:table-cell table:style-name="TableCell1">
            <text:p text:style-name="P2">Le profil du formateur connecté s’affiche dans la page. Les modifications effectuées ont été prises en compte. (<text:span text:style-name="T3">A noter :</text:span><text:s/>modification + confirmation d’un nouveau mot de passe uniquement dans la version V1).</text:p>
          </table:table-cell>
          <table:table-cell table:style-name="TableCell1">
            <text:p text:style-name="P2">Ok</text:p>
          </table:table-cell>
        </table:table-row>
        <table:table-row>
          <table:table-cell table:style-name="TableCell1">
            <text:p text:style-name="P2">Dans la rubrique « mon profil », le formateur appuie sur le bouton « Valider » alors que le formulaire est vide.</text:p>
          </table:table-cell>
          <table:table-cell table:style-name="TableCell1">
            <text:p text:style-name="P2">Un message d’erreur s’affiche « Champ de saisie vide » et l’utilisateur est redirigé vers le formulaire (ou la rubrique « mon profil »).</text:p>
          </table:table-cell>
          <table:table-cell table:style-name="TableCell1">
            <text:p text:style-name="P2">Ok</text:p>
          </table:table-cell>
        </table:table-row>
        <table:table-row>
          <table:table-cell table:style-name="TableCell1">
            <text:p text:style-name="P2">Dans la rubrique « mon profil », le formateur appuie sur le bouton « Valider » alors que les 2 saisies du mot de passe ne sont pas identiques.</text:p>
          </table:table-cell>
          <table:table-cell table:style-name="TableCell1">
            <text:p text:style-name="P2">Un message d’erreur s’affiche « Confirmation du mot de passe erronée, Veuillez réessayer » et l’utilisateur est redirigé vers le formulaire (ou la rubrique « mon profil »).</text:p>
          </table:table-cell>
          <table:table-cell table:style-name="TableCell1">
            <text:p text:style-name="P2">Ok</text:p>
          </table:table-cell>
        </table:table-row>
        <table:table-row>
          <table:table-cell table:style-name="TableCell1">
            <text:p text:style-name="P2">Dans la rubrique « mon profil », le formateur appuie sur le bouton « Annuler » du formulaire de modification du profil.</text:p>
          </table:table-cell>
          <table:table-cell table:style-name="TableCell1">
            <text:p text:style-name="P2">L’utilisateur est redirigé vers le formulaire (ou la rubrique « mon profil ») de son espace privé.</text:p>
          </table:table-cell>
          <table:table-cell table:style-name="TableCell1">
            <text:p text:style-name="P2">Ok</text:p>
          </table:table-cell>
        </table:table-row>
        <table:table-row>
          <table:table-cell table:style-name="TableCell1">
            <text:p text:style-name="P2">Dans l’espace formateur, le formateur connecté clique dans le menu sur la rubrique « Matchs » et choisit d’afficher un match particulier.</text:p>
          </table:table-cell>
          <table:table-cell table:style-name="TableCell1">
            <text:p text:style-name="P2">Les données du match s’affichent correctement sur la page (pour être vidéo-projetée, par exemple) avec :</text:p>
            <text:p text:style-name="P2">- les données du match (son intitulé, le code du match…),</text:p>
            <text:p text:style-name="P2">- le questionnaire composée de questions, c’est à dire une question et les choix de réponses associées. </text:p>
          </table:table-cell>
          <table:table-cell table:style-name="TableCell1">
            <text:p text:style-name="P2">Ok</text:p>
          </table:table-cell>
        </table:table-row>
        <table:table-row>
          <table:table-cell table:style-name="TableCell1">
            <text:p text:style-name="P2">Dans l’espace formateur, le formateur connecté clique sur « Déconnexion »</text:p>
          </table:table-cell>
          <table:table-cell table:style-name="TableCell1">
            <text:p text:style-name="P2">La session se ferme, l’utilisateur est redirigé vers la page d’accueil (Front Office) de l’application Web et il est impossible d’afficher une des pages de l’espace privé des formateurs en saisissant directement son URL dans la barre d’adresse du navigateur Web.</text:p>
          </table:table-cell>
          <table:table-cell table:style-name="TableCell1">
            <text:p text:style-name="P2">Ok</text:p>
          </table:table-cell>
        </table:table-row>
        <table:table-row>
          <table:table-cell table:style-name="TableCell1">
            <text:p text:style-name="P2">Saisie, dans le formulaire de connexion, <text:s/>d’un identifiant et d’un mot de passe (caché) d’un administrateur présents dans la base de données</text:p>
          </table:table-cell>
          <table:table-cell table:style-name="TableCell1">
            <text:p text:style-name="P2">La page d’accueil de l’espace privé des administrateur s’affiche avec le menu visible. Un message de bienvenue s’adresse à l’administrateur connecté. Il est impossible pour un formateur connecté d’afficher une des pages de l’espace privé des administrateurs en saisissant directement son URL dans la barre d’adresse du navigateur Web.</text:p>
          </table:table-cell>
          <table:table-cell table:style-name="TableCell1">
            <text:p text:style-name="P2">Ok</text:p>
          </table:table-cell>
        </table:table-row>
        <table:table-row>
          <table:table-cell table:style-name="TableCell1">
            <text:p text:style-name="P2">Saisie d’un identifiant et d’un mot de passe NON présents dans la base de données</text:p>
          </table:table-cell>
          <table:table-cell table:style-name="TableCell1">
            <text:p text:style-name="P2">Un message d’erreur s’affiche « Echec d’authentification, veuillez réessayez »</text:p>
          </table:table-cell>
          <table:table-cell table:style-name="TableCell1">
            <text:p text:style-name="P2">Ok</text:p>
          </table:table-cell>
        </table:table-row>
        <table:table-row>
          <table:table-cell table:style-name="TableCell1">
            <text:p text:style-name="P2">Dans l’espace administrateur, l’administrateur connecté clique sur la rubrique « mon profil »</text:p>
          </table:table-cell>
          <table:table-cell table:style-name="TableCell1">
            <text:p text:style-name="P2">Le profil de l’administrateur connecté s’affiche dans la page (ou dans un formulaire pré-rempli).</text:p>
          </table:table-cell>
          <table:table-cell table:style-name="TableCell1">
            <text:p text:style-name="P2">Ok</text:p>
          </table:table-cell>
        </table:table-row>
        <table:table-row>
          <table:table-cell table:style-name="TableCell1">
            <text:p text:style-name="P2">Dans la rubrique « mon profil », l’administrateur modifie dans le formulaire une ou plusieurs données qui le concernent, appuie sur le bouton « Valider » puis ré-affiche son profil.</text:p>
          </table:table-cell>
          <table:table-cell table:style-name="TableCell1">
            <text:p text:style-name="P2">Le profil de l’administrateur connecté s’affiche dans la page. Les modifications effectuées ont été prises en compte. (<text:span text:style-name="T3">A noter :</text:span><text:s/>modification + confirmation d’un nouveau mot de passe uniquement dans la version V1).</text:p>
          </table:table-cell>
          <table:table-cell table:style-name="TableCell1">
            <text:p text:style-name="P2">Ok</text:p>
          </table:table-cell>
        </table:table-row>
        <table:table-row>
          <table:table-cell table:style-name="TableCell1">
            <text:p text:style-name="P2">Dans la rubrique « mon profil », l’administrateur appuie sur le bouton « Annuler » du formulaire de modification du profil.</text:p>
          </table:table-cell>
          <table:table-cell table:style-name="TableCell1">
            <text:p text:style-name="P2">L’utilisateur est redirigé vers le formulaire (ou la rubrique « mon profil ») de son espace privé.</text:p>
          </table:table-cell>
          <table:table-cell table:style-name="TableCell1">
            <text:p text:style-name="P2">Ok</text:p>
          </table:table-cell>
        </table:table-row>
        <table:table-row>
          <table:table-cell table:style-name="TableCell1">
            <text:p text:style-name="P2">Dans la rubrique « mon profil », l’administrateur appuie sur le bouton « Valider » alors que le formulaire est vide.</text:p>
          </table:table-cell>
          <table:table-cell table:style-name="TableCell1">
            <text:p text:style-name="P2">Un message d’erreur s’affiche « Champ de saisie vide » et l’utilisateur est redirigé vers le formulaire (ou la rubrique « mon profil »).</text:p>
          </table:table-cell>
          <table:table-cell table:style-name="TableCell1">
            <text:p text:style-name="P2">Ok</text:p>
          </table:table-cell>
        </table:table-row>
        <table:table-row>
          <table:table-cell table:style-name="TableCell1">
            <text:p text:style-name="P2">Dans la rubrique « mon profil », l’administrateur appuie sur le bouton « Valider » alors que les 2 saisies du mot de passe ne sont pas identiques.</text:p>
          </table:table-cell>
          <table:table-cell table:style-name="TableCell1">
            <text:p text:style-name="P2">Un message d’erreur s’affiche « Confirmation du mot de passe erronée, Veuillez réessayer » et l’utilisateur est redirigé vers le formulaire (ou la rubrique « mon profil »).</text:p>
          </table:table-cell>
          <table:table-cell table:style-name="TableCell1">
            <text:p text:style-name="P2">Ok</text:p>
          </table:table-cell>
        </table:table-row>
        <table:table-row>
          <table:table-cell table:style-name="TableCell1">
            <text:p text:style-name="P2">Dans l’espace administrateur, l’administrateur <text:s/>connecté clique dans le menu sur la rubrique « Comptes ».</text:p>
          </table:table-cell>
          <table:table-cell table:style-name="TableCell1">
            <text:p text:style-name="P2">La liste de tous les profils s’affiche sur la page.</text:p>
          </table:table-cell>
          <table:table-cell table:style-name="TableCell1">
            <text:p text:style-name="P2">Ok</text:p>
          </table:table-cell>
        </table:table-row>
        <table:table-row>
          <table:table-cell table:style-name="TableCell1">
            <text:p text:style-name="P2">Dans l’espace administrateur, l’administrateur connecté clique sur « Déconnexion »</text:p>
          </table:table-cell>
          <table:table-cell table:style-name="TableCell1">
            <text:p text:style-name="P2">La session se ferme, l’utilisateur est redirigé vers la page d’accueil (Front Office) de l’application Web et il est impossible d’afficher une des pages de l’espace privé des administrateurs en saisissant directement son URL dans la barre d’adresse du navigateur Web.</text:p>
          </table:table-cell>
          <table:table-cell table:style-name="TableCell1">
            <text:p text:style-name="P2">Ok</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meta:generator>
  </office:meta>
</office:document-meta>
</file>